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y_pred</text:p>
          </table:table-cell>
          <table:table-cell table:style-name="Default"/>
          <table:table-cell/>
          <table:table-cell office:value-type="string" calcext:value-type="string">
            <text:p>BotGN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]=MODE([.B2:.D2]))" office:value-type="boolean" office:boolean-value="true" calcext:value-type="boolean">
            <text:p>TRUE</text:p>
          </table:table-cell>
          <table:table-cell table:formula="of:=ROUND(COUNTIF([.E2:.E1060];1)/1059;4)" office:value-type="float" office:value="0.6393" calcext:value-type="float">
            <text:p>0.6393</text:p>
          </table:table-cell>
          <table:table-cell office:value-type="float" office:value="0.70255" calcext:value-type="float">
            <text:p>0.7025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]=MODE([.B3:.D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]=MODE([.B4:.D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]=MODE([.B5:.D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]=MODE([.B6:.D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]=MODE([.B7:.D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]=MODE([.B8:.D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]=MODE([.B9:.D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]=MODE([.B10:.D1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]=MODE([.B11:.D1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]=MODE([.B12:.D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]=MODE([.B13:.D1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]=MODE([.B14:.D1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]=MODE([.B15:.D1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]=MODE([.B16:.D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]=MODE([.B17:.D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]=MODE([.B18:.D1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]=MODE([.B19:.D1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]=MODE([.B20:.D2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]=MODE([.B21:.D2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]=MODE([.B22:.D2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]=MODE([.B23:.D2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]=MODE([.B24:.D2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]=MODE([.B25:.D2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]=MODE([.B26:.D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7]=MODE([.B27:.D2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8]=MODE([.B28:.D2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]=MODE([.B29:.D2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]=MODE([.B30:.D3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1]=MODE([.B31:.D3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]=MODE([.B32:.D3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]=MODE([.B33:.D3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]=MODE([.B34:.D3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]=MODE([.B35:.D3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]=MODE([.B36:.D3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]=MODE([.B37:.D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]=MODE([.B38:.D3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]=MODE([.B39:.D3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]=MODE([.B40:.D4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]=MODE([.B41:.D4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]=MODE([.B42:.D4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3]=MODE([.B43:.D4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]=MODE([.B44:.D4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5]=MODE([.B45:.D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]=MODE([.B46:.D4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7]=MODE([.B47:.D4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]=MODE([.B48:.D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]=MODE([.B49:.D4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]=MODE([.B50:.D5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1]=MODE([.B51:.D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]=MODE([.B52:.D5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]=MODE([.B53:.D5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]=MODE([.B54:.D5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]=MODE([.B55:.D5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6]=MODE([.B56:.D5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]=MODE([.B57:.D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]=MODE([.B58:.D5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9]=MODE([.B59:.D5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0]=MODE([.B60:.D6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1]=MODE([.B61:.D6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]=MODE([.B62:.D6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3]=MODE([.B63:.D6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4]=MODE([.B64:.D6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5]=MODE([.B65:.D6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6]=MODE([.B66:.D6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7]=MODE([.B67:.D6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8]=MODE([.B68:.D6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9]=MODE([.B69:.D6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0]=MODE([.B70:.D7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1]=MODE([.B71:.D7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2]=MODE([.B72:.D7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3]=MODE([.B73:.D7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4]=MODE([.B74:.D7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5]=MODE([.B75:.D7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6]=MODE([.B76:.D7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7]=MODE([.B77:.D7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8]=MODE([.B78:.D7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9]=MODE([.B79:.D7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0]=MODE([.B80:.D8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1]=MODE([.B81:.D8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2]=MODE([.B82:.D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3]=MODE([.B83:.D8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4]=MODE([.B84:.D8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5]=MODE([.B85:.D8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6]=MODE([.B86:.D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87]=MODE([.B87:.D8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88]=MODE([.B88:.D8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9]=MODE([.B89:.D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0]=MODE([.B90:.D9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1]=MODE([.B91:.D9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2]=MODE([.B92:.D9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3]=MODE([.B93:.D9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4]=MODE([.B94:.D9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5]=MODE([.B95:.D9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6]=MODE([.B96:.D9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7]=MODE([.B97:.D9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8]=MODE([.B98:.D9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9]=MODE([.B99:.D9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0]=MODE([.B100:.D10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1]=MODE([.B101:.D10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2]=MODE([.B102:.D10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3]=MODE([.B103:.D10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4]=MODE([.B104:.D10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5]=MODE([.B105:.D10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6]=MODE([.B106:.D10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7]=MODE([.B107:.D10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8]=MODE([.B108:.D10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09]=MODE([.B109:.D10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0]=MODE([.B110:.D11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1]=MODE([.B111:.D11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12]=MODE([.B112:.D1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3]=MODE([.B113:.D11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14]=MODE([.B114:.D11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5]=MODE([.B115:.D11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6]=MODE([.B116:.D1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17]=MODE([.B117:.D11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8]=MODE([.B118:.D11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9]=MODE([.B119:.D11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20]=MODE([.B120:.D12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1]=MODE([.B121:.D12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2]=MODE([.B122:.D12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3]=MODE([.B123:.D12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24]=MODE([.B124:.D12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25]=MODE([.B125:.D12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6]=MODE([.B126:.D1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27]=MODE([.B127:.D12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8]=MODE([.B128:.D12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9]=MODE([.B129:.D12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0]=MODE([.B130:.D13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1]=MODE([.B131:.D13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2]=MODE([.B132:.D13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3]=MODE([.B133:.D13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4]=MODE([.B134:.D13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5]=MODE([.B135:.D13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6]=MODE([.B136:.D13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7]=MODE([.B137:.D1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8]=MODE([.B138:.D13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9]=MODE([.B139:.D13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0]=MODE([.B140:.D14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1]=MODE([.B141:.D14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2]=MODE([.B142:.D14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43]=MODE([.B143:.D14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4]=MODE([.B144:.D14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5]=MODE([.B145:.D1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6]=MODE([.B146:.D14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7]=MODE([.B147:.D14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8]=MODE([.B148:.D1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9]=MODE([.B149:.D14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0]=MODE([.B150:.D15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1]=MODE([.B151:.D15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2]=MODE([.B152:.D15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53]=MODE([.B153:.D15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4]=MODE([.B154:.D15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5]=MODE([.B155:.D15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6]=MODE([.B156:.D15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57]=MODE([.B157:.D1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8]=MODE([.B158:.D15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9]=MODE([.B159:.D15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0]=MODE([.B160:.D16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1]=MODE([.B161:.D16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2]=MODE([.B162:.D16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3]=MODE([.B163:.D16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4]=MODE([.B164:.D16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65]=MODE([.B165:.D16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6]=MODE([.B166:.D16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7]=MODE([.B167:.D16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8]=MODE([.B168:.D16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9]=MODE([.B169:.D16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0]=MODE([.B170:.D17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71]=MODE([.B171:.D17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2]=MODE([.B172:.D17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3]=MODE([.B173:.D17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4]=MODE([.B174:.D17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5]=MODE([.B175:.D17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6]=MODE([.B176:.D17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7]=MODE([.B177:.D17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8]=MODE([.B178:.D17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79]=MODE([.B179:.D17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0]=MODE([.B180:.D18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1]=MODE([.B181:.D18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2]=MODE([.B182:.D1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3]=MODE([.B183:.D18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4]=MODE([.B184:.D18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85]=MODE([.B185:.D18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86]=MODE([.B186:.D1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7]=MODE([.B187:.D18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8]=MODE([.B188:.D18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9]=MODE([.B189:.D1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90]=MODE([.B190:.D19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91]=MODE([.B191:.D19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2]=MODE([.B192:.D19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3]=MODE([.B193:.D19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94]=MODE([.B194:.D19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5]=MODE([.B195:.D19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6]=MODE([.B196:.D19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7]=MODE([.B197:.D19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98]=MODE([.B198:.D19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9]=MODE([.B199:.D19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0]=MODE([.B200:.D20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01]=MODE([.B201:.D20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2]=MODE([.B202:.D20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3]=MODE([.B203:.D20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4]=MODE([.B204:.D20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5]=MODE([.B205:.D20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6]=MODE([.B206:.D20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7]=MODE([.B207:.D20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8]=MODE([.B208:.D20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09]=MODE([.B209:.D20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0]=MODE([.B210:.D21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1]=MODE([.B211:.D21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2]=MODE([.B212:.D2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13]=MODE([.B213:.D21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4]=MODE([.B214:.D21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5]=MODE([.B215:.D21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6]=MODE([.B216:.D2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7]=MODE([.B217:.D2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8]=MODE([.B218:.D21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9]=MODE([.B219:.D21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0]=MODE([.B220:.D22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1]=MODE([.B221:.D22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2]=MODE([.B222:.D22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3]=MODE([.B223:.D22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4]=MODE([.B224:.D22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5]=MODE([.B225:.D22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6]=MODE([.B226:.D2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7]=MODE([.B227:.D22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8]=MODE([.B228:.D22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9]=MODE([.B229:.D22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0]=MODE([.B230:.D23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1]=MODE([.B231:.D23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2]=MODE([.B232:.D23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3]=MODE([.B233:.D23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4]=MODE([.B234:.D23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5]=MODE([.B235:.D23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6]=MODE([.B236:.D23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7]=MODE([.B237:.D2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8]=MODE([.B238:.D23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9]=MODE([.B239:.D23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0]=MODE([.B240:.D24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1]=MODE([.B241:.D24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42]=MODE([.B242:.D24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43]=MODE([.B243:.D24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4]=MODE([.B244:.D24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5]=MODE([.B245:.D2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6]=MODE([.B246:.D24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7]=MODE([.B247:.D24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8]=MODE([.B248:.D2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9]=MODE([.B249:.D24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50]=MODE([.B250:.D25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1]=MODE([.B251:.D2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2]=MODE([.B252:.D25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3]=MODE([.B253:.D25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4]=MODE([.B254:.D25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55]=MODE([.B255:.D25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6]=MODE([.B256:.D25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7]=MODE([.B257:.D25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8]=MODE([.B258:.D25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9]=MODE([.B259:.D25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0]=MODE([.B260:.D26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61]=MODE([.B261:.D26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2]=MODE([.B262:.D26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63]=MODE([.B263:.D26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4]=MODE([.B264:.D26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65]=MODE([.B265:.D26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6]=MODE([.B266:.D26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7]=MODE([.B267:.D26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8]=MODE([.B268:.D26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69]=MODE([.B269:.D26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0]=MODE([.B270:.D27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1]=MODE([.B271:.D27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2]=MODE([.B272:.D27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3]=MODE([.B273:.D27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4]=MODE([.B274:.D27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5]=MODE([.B275:.D27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6]=MODE([.B276:.D27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7]=MODE([.B277:.D27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78]=MODE([.B278:.D27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9]=MODE([.B279:.D27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0]=MODE([.B280:.D28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1]=MODE([.B281:.D28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82]=MODE([.B282:.D2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83]=MODE([.B283:.D28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84]=MODE([.B284:.D28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5]=MODE([.B285:.D28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6]=MODE([.B286:.D2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87]=MODE([.B287:.D28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8]=MODE([.B288:.D28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9]=MODE([.B289:.D2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0]=MODE([.B290:.D29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91]=MODE([.B291:.D29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2]=MODE([.B292:.D29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3]=MODE([.B293:.D29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4]=MODE([.B294:.D29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95]=MODE([.B295:.D29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6]=MODE([.B296:.D29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97]=MODE([.B297:.D29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8]=MODE([.B298:.D29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99]=MODE([.B299:.D29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0]=MODE([.B300:.D30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1]=MODE([.B301:.D30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2]=MODE([.B302:.D30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03]=MODE([.B303:.D30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4]=MODE([.B304:.D30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5]=MODE([.B305:.D30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6]=MODE([.B306:.D30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7]=MODE([.B307:.D30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8]=MODE([.B308:.D30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09]=MODE([.B309:.D30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0]=MODE([.B310:.D31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11]=MODE([.B311:.D31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12]=MODE([.B312:.D31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3]=MODE([.B313:.D31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14]=MODE([.B314:.D31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15]=MODE([.B315:.D31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6]=MODE([.B316:.D3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7]=MODE([.B317:.D3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18]=MODE([.B318:.D31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19]=MODE([.B319:.D31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0]=MODE([.B320:.D32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1]=MODE([.B321:.D32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2]=MODE([.B322:.D32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23]=MODE([.B323:.D32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4]=MODE([.B324:.D32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25]=MODE([.B325:.D32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6]=MODE([.B326:.D3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7]=MODE([.B327:.D32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28]=MODE([.B328:.D32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29]=MODE([.B329:.D32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0]=MODE([.B330:.D33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1]=MODE([.B331:.D33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2]=MODE([.B332:.D33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3]=MODE([.B333:.D33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4]=MODE([.B334:.D33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35]=MODE([.B335:.D33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6]=MODE([.B336:.D33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7]=MODE([.B337:.D33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8]=MODE([.B338:.D33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9]=MODE([.B339:.D33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0]=MODE([.B340:.D34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41]=MODE([.B341:.D34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42]=MODE([.B342:.D34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3]=MODE([.B343:.D34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44]=MODE([.B344:.D34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5]=MODE([.B345:.D3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46]=MODE([.B346:.D34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7]=MODE([.B347:.D34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8]=MODE([.B348:.D3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9]=MODE([.B349:.D34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50]=MODE([.B350:.D35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1]=MODE([.B351:.D3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2]=MODE([.B352:.D35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53]=MODE([.B353:.D35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4]=MODE([.B354:.D35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5]=MODE([.B355:.D35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56]=MODE([.B356:.D35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7]=MODE([.B357:.D3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58]=MODE([.B358:.D35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9]=MODE([.B359:.D35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0]=MODE([.B360:.D36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61]=MODE([.B361:.D36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2]=MODE([.B362:.D36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3]=MODE([.B363:.D36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4]=MODE([.B364:.D36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5]=MODE([.B365:.D36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6]=MODE([.B366:.D36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7]=MODE([.B367:.D36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8]=MODE([.B368:.D36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69]=MODE([.B369:.D36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0]=MODE([.B370:.D37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1]=MODE([.B371:.D37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2]=MODE([.B372:.D37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73]=MODE([.B373:.D37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4]=MODE([.B374:.D37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5]=MODE([.B375:.D37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6]=MODE([.B376:.D37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7]=MODE([.B377:.D37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8]=MODE([.B378:.D37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9]=MODE([.B379:.D37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0]=MODE([.B380:.D38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81]=MODE([.B381:.D38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2]=MODE([.B382:.D3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3]=MODE([.B383:.D38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84]=MODE([.B384:.D38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85]=MODE([.B385:.D38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6]=MODE([.B386:.D3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87]=MODE([.B387:.D38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8]=MODE([.B388:.D38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89]=MODE([.B389:.D3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0]=MODE([.B390:.D39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1]=MODE([.B391:.D39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92]=MODE([.B392:.D39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3]=MODE([.B393:.D39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4]=MODE([.B394:.D39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5]=MODE([.B395:.D39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396]=MODE([.B396:.D39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7]=MODE([.B397:.D39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8]=MODE([.B398:.D39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9]=MODE([.B399:.D39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00]=MODE([.B400:.D40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1]=MODE([.B401:.D40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2]=MODE([.B402:.D40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3]=MODE([.B403:.D40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4]=MODE([.B404:.D40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5]=MODE([.B405:.D40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6]=MODE([.B406:.D40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7]=MODE([.B407:.D40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8]=MODE([.B408:.D40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9]=MODE([.B409:.D40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0]=MODE([.B410:.D41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11]=MODE([.B411:.D41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12]=MODE([.B412:.D4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13]=MODE([.B413:.D41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4]=MODE([.B414:.D41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5]=MODE([.B415:.D41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6]=MODE([.B416:.D4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7]=MODE([.B417:.D4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8]=MODE([.B418:.D41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9]=MODE([.B419:.D41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20]=MODE([.B420:.D42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1]=MODE([.B421:.D42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2]=MODE([.B422:.D42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3]=MODE([.B423:.D42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4]=MODE([.B424:.D42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5]=MODE([.B425:.D42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6]=MODE([.B426:.D4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27]=MODE([.B427:.D42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8]=MODE([.B428:.D42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29]=MODE([.B429:.D42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0]=MODE([.B430:.D43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1]=MODE([.B431:.D43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2]=MODE([.B432:.D43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3]=MODE([.B433:.D43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4]=MODE([.B434:.D43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35]=MODE([.B435:.D43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36]=MODE([.B436:.D43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7]=MODE([.B437:.D4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8]=MODE([.B438:.D43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9]=MODE([.B439:.D43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0]=MODE([.B440:.D44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1]=MODE([.B441:.D44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2]=MODE([.B442:.D44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3]=MODE([.B443:.D44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4]=MODE([.B444:.D44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5]=MODE([.B445:.D4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6]=MODE([.B446:.D44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7]=MODE([.B447:.D44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48]=MODE([.B448:.D44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49]=MODE([.B449:.D44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0]=MODE([.B450:.D45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51]=MODE([.B451:.D4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52]=MODE([.B452:.D45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53]=MODE([.B453:.D45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4]=MODE([.B454:.D45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5]=MODE([.B455:.D45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56]=MODE([.B456:.D45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7]=MODE([.B457:.D4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58]=MODE([.B458:.D45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59]=MODE([.B459:.D45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0]=MODE([.B460:.D46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1]=MODE([.B461:.D46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2]=MODE([.B462:.D46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63]=MODE([.B463:.D46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64]=MODE([.B464:.D46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5]=MODE([.B465:.D46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6]=MODE([.B466:.D46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67]=MODE([.B467:.D46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68]=MODE([.B468:.D46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9]=MODE([.B469:.D46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0]=MODE([.B470:.D47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1]=MODE([.B471:.D47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72]=MODE([.B472:.D47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3]=MODE([.B473:.D47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4]=MODE([.B474:.D47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5]=MODE([.B475:.D47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6]=MODE([.B476:.D47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7]=MODE([.B477:.D47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8]=MODE([.B478:.D47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9]=MODE([.B479:.D47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0]=MODE([.B480:.D48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81]=MODE([.B481:.D48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2]=MODE([.B482:.D4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3]=MODE([.B483:.D48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84]=MODE([.B484:.D48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5]=MODE([.B485:.D48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86]=MODE([.B486:.D4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7]=MODE([.B487:.D48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8]=MODE([.B488:.D48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89]=MODE([.B489:.D4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0]=MODE([.B490:.D49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91]=MODE([.B491:.D49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2]=MODE([.B492:.D49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3]=MODE([.B493:.D49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4]=MODE([.B494:.D49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5]=MODE([.B495:.D49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6]=MODE([.B496:.D49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7]=MODE([.B497:.D49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8]=MODE([.B498:.D49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99]=MODE([.B499:.D49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0]=MODE([.B500:.D50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1]=MODE([.B501:.D50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2]=MODE([.B502:.D50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3]=MODE([.B503:.D50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4]=MODE([.B504:.D50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05]=MODE([.B505:.D50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6]=MODE([.B506:.D50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07]=MODE([.B507:.D50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8]=MODE([.B508:.D50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9]=MODE([.B509:.D50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0]=MODE([.B510:.D51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1]=MODE([.B511:.D51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2]=MODE([.B512:.D5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13]=MODE([.B513:.D51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4]=MODE([.B514:.D51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5]=MODE([.B515:.D51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6]=MODE([.B516:.D5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7]=MODE([.B517:.D5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8]=MODE([.B518:.D51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9]=MODE([.B519:.D51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0]=MODE([.B520:.D52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1]=MODE([.B521:.D52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22]=MODE([.B522:.D52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3]=MODE([.B523:.D52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4]=MODE([.B524:.D52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5]=MODE([.B525:.D52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6]=MODE([.B526:.D5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7]=MODE([.B527:.D52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8]=MODE([.B528:.D52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9]=MODE([.B529:.D52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0]=MODE([.B530:.D53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31]=MODE([.B531:.D53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2]=MODE([.B532:.D53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3]=MODE([.B533:.D53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4]=MODE([.B534:.D53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5]=MODE([.B535:.D53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6]=MODE([.B536:.D53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7]=MODE([.B537:.D5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38]=MODE([.B538:.D53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39]=MODE([.B539:.D53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0]=MODE([.B540:.D54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1]=MODE([.B541:.D54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2]=MODE([.B542:.D54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3]=MODE([.B543:.D54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44]=MODE([.B544:.D54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45]=MODE([.B545:.D5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46]=MODE([.B546:.D54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47]=MODE([.B547:.D54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48]=MODE([.B548:.D5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49]=MODE([.B549:.D54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50]=MODE([.B550:.D55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51]=MODE([.B551:.D5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52]=MODE([.B552:.D55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53]=MODE([.B553:.D55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54]=MODE([.B554:.D55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55]=MODE([.B555:.D55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56]=MODE([.B556:.D55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57]=MODE([.B557:.D5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58]=MODE([.B558:.D55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59]=MODE([.B559:.D55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60]=MODE([.B560:.D56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61]=MODE([.B561:.D56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62]=MODE([.B562:.D56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63]=MODE([.B563:.D56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64]=MODE([.B564:.D56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65]=MODE([.B565:.D56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66]=MODE([.B566:.D56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67]=MODE([.B567:.D56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68]=MODE([.B568:.D56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69]=MODE([.B569:.D56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70]=MODE([.B570:.D57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71]=MODE([.B571:.D57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72]=MODE([.B572:.D57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73]=MODE([.B573:.D57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74]=MODE([.B574:.D57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75]=MODE([.B575:.D57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76]=MODE([.B576:.D57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77]=MODE([.B577:.D57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78]=MODE([.B578:.D57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79]=MODE([.B579:.D57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80]=MODE([.B580:.D58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81]=MODE([.B581:.D58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82]=MODE([.B582:.D5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83]=MODE([.B583:.D58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84]=MODE([.B584:.D58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85]=MODE([.B585:.D58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86]=MODE([.B586:.D5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87]=MODE([.B587:.D58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88]=MODE([.B588:.D58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89]=MODE([.B589:.D5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0]=MODE([.B590:.D59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91]=MODE([.B591:.D59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92]=MODE([.B592:.D59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3]=MODE([.B593:.D59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4]=MODE([.B594:.D59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5]=MODE([.B595:.D59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6]=MODE([.B596:.D59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97]=MODE([.B597:.D59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8]=MODE([.B598:.D59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99]=MODE([.B599:.D59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00]=MODE([.B600:.D60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01]=MODE([.B601:.D60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02]=MODE([.B602:.D60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03]=MODE([.B603:.D60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4]=MODE([.B604:.D60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5]=MODE([.B605:.D60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6]=MODE([.B606:.D60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07]=MODE([.B607:.D60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8]=MODE([.B608:.D60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09]=MODE([.B609:.D60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10]=MODE([.B610:.D61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11]=MODE([.B611:.D61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2]=MODE([.B612:.D6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3]=MODE([.B613:.D61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4]=MODE([.B614:.D61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15]=MODE([.B615:.D61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6]=MODE([.B616:.D6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7]=MODE([.B617:.D6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8]=MODE([.B618:.D61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19]=MODE([.B619:.D61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0]=MODE([.B620:.D62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21]=MODE([.B621:.D62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2]=MODE([.B622:.D62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3]=MODE([.B623:.D62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4]=MODE([.B624:.D62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5]=MODE([.B625:.D62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26]=MODE([.B626:.D62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7]=MODE([.B627:.D62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28]=MODE([.B628:.D62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29]=MODE([.B629:.D62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0]=MODE([.B630:.D63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1]=MODE([.B631:.D63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2]=MODE([.B632:.D63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33]=MODE([.B633:.D63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4]=MODE([.B634:.D63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5]=MODE([.B635:.D63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6]=MODE([.B636:.D63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7]=MODE([.B637:.D6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38]=MODE([.B638:.D63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9]=MODE([.B639:.D63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40]=MODE([.B640:.D64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1]=MODE([.B641:.D64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42]=MODE([.B642:.D64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43]=MODE([.B643:.D64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44]=MODE([.B644:.D64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45]=MODE([.B645:.D6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6]=MODE([.B646:.D64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7]=MODE([.B647:.D64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48]=MODE([.B648:.D64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9]=MODE([.B649:.D64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0]=MODE([.B650:.D65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1]=MODE([.B651:.D6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52]=MODE([.B652:.D65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3]=MODE([.B653:.D65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54]=MODE([.B654:.D65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5]=MODE([.B655:.D65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56]=MODE([.B656:.D65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7]=MODE([.B657:.D6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8]=MODE([.B658:.D65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9]=MODE([.B659:.D65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60]=MODE([.B660:.D66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61]=MODE([.B661:.D66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62]=MODE([.B662:.D66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3]=MODE([.B663:.D66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4]=MODE([.B664:.D66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5]=MODE([.B665:.D66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6]=MODE([.B666:.D66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67]=MODE([.B667:.D66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8]=MODE([.B668:.D66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9]=MODE([.B669:.D66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70]=MODE([.B670:.D67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1]=MODE([.B671:.D67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2]=MODE([.B672:.D67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73]=MODE([.B673:.D67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4]=MODE([.B674:.D67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5]=MODE([.B675:.D67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6]=MODE([.B676:.D67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7]=MODE([.B677:.D67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8]=MODE([.B678:.D67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9]=MODE([.B679:.D67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0]=MODE([.B680:.D68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1]=MODE([.B681:.D68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2]=MODE([.B682:.D6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3]=MODE([.B683:.D68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4]=MODE([.B684:.D68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85]=MODE([.B685:.D68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6]=MODE([.B686:.D6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7]=MODE([.B687:.D68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8]=MODE([.B688:.D68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9]=MODE([.B689:.D68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90]=MODE([.B690:.D69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1]=MODE([.B691:.D69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92]=MODE([.B692:.D69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3]=MODE([.B693:.D69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94]=MODE([.B694:.D69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95]=MODE([.B695:.D69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6]=MODE([.B696:.D69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7]=MODE([.B697:.D69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98]=MODE([.B698:.D69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9]=MODE([.B699:.D69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0]=MODE([.B700:.D70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1]=MODE([.B701:.D70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2]=MODE([.B702:.D70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03]=MODE([.B703:.D70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4]=MODE([.B704:.D70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05]=MODE([.B705:.D70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6]=MODE([.B706:.D70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7]=MODE([.B707:.D70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8]=MODE([.B708:.D70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9]=MODE([.B709:.D70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0]=MODE([.B710:.D71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1]=MODE([.B711:.D71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2]=MODE([.B712:.D7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3]=MODE([.B713:.D71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4]=MODE([.B714:.D71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5]=MODE([.B715:.D71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6]=MODE([.B716:.D7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7]=MODE([.B717:.D7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8]=MODE([.B718:.D71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9]=MODE([.B719:.D71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0]=MODE([.B720:.D72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1]=MODE([.B721:.D72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22]=MODE([.B722:.D72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3]=MODE([.B723:.D72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4]=MODE([.B724:.D72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25]=MODE([.B725:.D72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6]=MODE([.B726:.D7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7]=MODE([.B727:.D72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8]=MODE([.B728:.D72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29]=MODE([.B729:.D72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0]=MODE([.B730:.D73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31]=MODE([.B731:.D73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2]=MODE([.B732:.D73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33]=MODE([.B733:.D73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4]=MODE([.B734:.D73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5]=MODE([.B735:.D73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6]=MODE([.B736:.D73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7]=MODE([.B737:.D7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8]=MODE([.B738:.D73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39]=MODE([.B739:.D73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0]=MODE([.B740:.D74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1]=MODE([.B741:.D74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42]=MODE([.B742:.D74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43]=MODE([.B743:.D74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4]=MODE([.B744:.D74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5]=MODE([.B745:.D74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6]=MODE([.B746:.D74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7]=MODE([.B747:.D74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48]=MODE([.B748:.D7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9]=MODE([.B749:.D74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0]=MODE([.B750:.D75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51]=MODE([.B751:.D7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2]=MODE([.B752:.D75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53]=MODE([.B753:.D75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54]=MODE([.B754:.D75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5]=MODE([.B755:.D75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56]=MODE([.B756:.D75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7]=MODE([.B757:.D7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58]=MODE([.B758:.D75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59]=MODE([.B759:.D75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0]=MODE([.B760:.D76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61]=MODE([.B761:.D76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62]=MODE([.B762:.D76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3]=MODE([.B763:.D76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64]=MODE([.B764:.D76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5]=MODE([.B765:.D76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66]=MODE([.B766:.D76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67]=MODE([.B767:.D76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68]=MODE([.B768:.D76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69]=MODE([.B769:.D76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0]=MODE([.B770:.D77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1]=MODE([.B771:.D77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2]=MODE([.B772:.D77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3]=MODE([.B773:.D77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4]=MODE([.B774:.D77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5]=MODE([.B775:.D77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76]=MODE([.B776:.D77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7]=MODE([.B777:.D77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8]=MODE([.B778:.D77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9]=MODE([.B779:.D77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0]=MODE([.B780:.D78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1]=MODE([.B781:.D78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82]=MODE([.B782:.D78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3]=MODE([.B783:.D78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84]=MODE([.B784:.D78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85]=MODE([.B785:.D78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6]=MODE([.B786:.D7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7]=MODE([.B787:.D78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8]=MODE([.B788:.D78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9]=MODE([.B789:.D7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90]=MODE([.B790:.D79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1]=MODE([.B791:.D79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2]=MODE([.B792:.D79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3]=MODE([.B793:.D79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4]=MODE([.B794:.D79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5]=MODE([.B795:.D79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96]=MODE([.B796:.D79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97]=MODE([.B797:.D79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8]=MODE([.B798:.D79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9]=MODE([.B799:.D79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0]=MODE([.B800:.D80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1]=MODE([.B801:.D80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2]=MODE([.B802:.D80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3]=MODE([.B803:.D80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4]=MODE([.B804:.D80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5]=MODE([.B805:.D80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6]=MODE([.B806:.D80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7]=MODE([.B807:.D80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8]=MODE([.B808:.D80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9]=MODE([.B809:.D80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0]=MODE([.B810:.D81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1]=MODE([.B811:.D81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12]=MODE([.B812:.D8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3]=MODE([.B813:.D81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4]=MODE([.B814:.D81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15]=MODE([.B815:.D81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6]=MODE([.B816:.D8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7]=MODE([.B817:.D81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8]=MODE([.B818:.D81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9]=MODE([.B819:.D81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0]=MODE([.B820:.D82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1]=MODE([.B821:.D82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2]=MODE([.B822:.D82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3]=MODE([.B823:.D82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4]=MODE([.B824:.D82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5]=MODE([.B825:.D82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6]=MODE([.B826:.D8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7]=MODE([.B827:.D82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28]=MODE([.B828:.D82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9]=MODE([.B829:.D82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0]=MODE([.B830:.D83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1]=MODE([.B831:.D83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2]=MODE([.B832:.D83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3]=MODE([.B833:.D83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4]=MODE([.B834:.D83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5]=MODE([.B835:.D83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6]=MODE([.B836:.D83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7]=MODE([.B837:.D8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8]=MODE([.B838:.D83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9]=MODE([.B839:.D83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40]=MODE([.B840:.D84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41]=MODE([.B841:.D84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42]=MODE([.B842:.D84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43]=MODE([.B843:.D84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44]=MODE([.B844:.D84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5]=MODE([.B845:.D84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6]=MODE([.B846:.D84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7]=MODE([.B847:.D84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8]=MODE([.B848:.D8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49]=MODE([.B849:.D84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0]=MODE([.B850:.D85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1]=MODE([.B851:.D8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2]=MODE([.B852:.D85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53]=MODE([.B853:.D85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54]=MODE([.B854:.D85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5]=MODE([.B855:.D85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6]=MODE([.B856:.D85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7]=MODE([.B857:.D8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58]=MODE([.B858:.D85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59]=MODE([.B859:.D85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0]=MODE([.B860:.D86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1]=MODE([.B861:.D86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62]=MODE([.B862:.D86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863]=MODE([.B863:.D86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4]=MODE([.B864:.D86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65]=MODE([.B865:.D86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6]=MODE([.B866:.D86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7]=MODE([.B867:.D86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8]=MODE([.B868:.D86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9]=MODE([.B869:.D86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0]=MODE([.B870:.D87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1]=MODE([.B871:.D87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72]=MODE([.B872:.D87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3]=MODE([.B873:.D87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4]=MODE([.B874:.D87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5]=MODE([.B875:.D87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6]=MODE([.B876:.D87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7]=MODE([.B877:.D87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8]=MODE([.B878:.D87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9]=MODE([.B879:.D87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0]=MODE([.B880:.D88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1]=MODE([.B881:.D88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2]=MODE([.B882:.D8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3]=MODE([.B883:.D88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84]=MODE([.B884:.D88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5]=MODE([.B885:.D88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6]=MODE([.B886:.D88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7]=MODE([.B887:.D88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88]=MODE([.B888:.D88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89]=MODE([.B889:.D8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0]=MODE([.B890:.D89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91]=MODE([.B891:.D89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2]=MODE([.B892:.D89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3]=MODE([.B893:.D89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4]=MODE([.B894:.D89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95]=MODE([.B895:.D89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6]=MODE([.B896:.D89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7]=MODE([.B897:.D89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8]=MODE([.B898:.D89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9]=MODE([.B899:.D89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00]=MODE([.B900:.D90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1]=MODE([.B901:.D90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2]=MODE([.B902:.D90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03]=MODE([.B903:.D90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04]=MODE([.B904:.D90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5]=MODE([.B905:.D90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6]=MODE([.B906:.D90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7]=MODE([.B907:.D90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8]=MODE([.B908:.D90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09]=MODE([.B909:.D90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0]=MODE([.B910:.D91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1]=MODE([.B911:.D91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2]=MODE([.B912:.D91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13]=MODE([.B913:.D91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14]=MODE([.B914:.D91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5]=MODE([.B915:.D91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6]=MODE([.B916:.D9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7]=MODE([.B917:.D9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8]=MODE([.B918:.D91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9]=MODE([.B919:.D91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0]=MODE([.B920:.D92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1]=MODE([.B921:.D92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2]=MODE([.B922:.D92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3]=MODE([.B923:.D92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4]=MODE([.B924:.D92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5]=MODE([.B925:.D92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6]=MODE([.B926:.D92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7]=MODE([.B927:.D92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8]=MODE([.B928:.D92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9]=MODE([.B929:.D92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30]=MODE([.B930:.D93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1]=MODE([.B931:.D93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2]=MODE([.B932:.D93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33]=MODE([.B933:.D93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4]=MODE([.B934:.D93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35]=MODE([.B935:.D93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6]=MODE([.B936:.D93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7]=MODE([.B937:.D93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8]=MODE([.B938:.D93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39]=MODE([.B939:.D93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40]=MODE([.B940:.D94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1]=MODE([.B941:.D94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2]=MODE([.B942:.D94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43]=MODE([.B943:.D94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4]=MODE([.B944:.D94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5]=MODE([.B945:.D9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6]=MODE([.B946:.D94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7]=MODE([.B947:.D94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8]=MODE([.B948:.D9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9]=MODE([.B949:.D94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0]=MODE([.B950:.D95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1]=MODE([.B951:.D9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2]=MODE([.B952:.D95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53]=MODE([.B953:.D95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4]=MODE([.B954:.D95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55]=MODE([.B955:.D95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6]=MODE([.B956:.D95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7]=MODE([.B957:.D95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8]=MODE([.B958:.D95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9]=MODE([.B959:.D95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0]=MODE([.B960:.D96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1]=MODE([.B961:.D96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2]=MODE([.B962:.D96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63]=MODE([.B963:.D96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4]=MODE([.B964:.D96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5]=MODE([.B965:.D96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6]=MODE([.B966:.D96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67]=MODE([.B967:.D96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8]=MODE([.B968:.D96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9]=MODE([.B969:.D96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0]=MODE([.B970:.D97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1]=MODE([.B971:.D97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72]=MODE([.B972:.D97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3]=MODE([.B973:.D97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4]=MODE([.B974:.D97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75]=MODE([.B975:.D97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76]=MODE([.B976:.D97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7]=MODE([.B977:.D97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78]=MODE([.B978:.D97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9]=MODE([.B979:.D97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0]=MODE([.B980:.D98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1]=MODE([.B981:.D98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2]=MODE([.B982:.D98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83]=MODE([.B983:.D98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4]=MODE([.B984:.D98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5]=MODE([.B985:.D98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86]=MODE([.B986:.D986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87]=MODE([.B987:.D98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8]=MODE([.B988:.D98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9]=MODE([.B989:.D98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0]=MODE([.B990:.D99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1]=MODE([.B991:.D99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2]=MODE([.B992:.D99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3]=MODE([.B993:.D99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94]=MODE([.B994:.D99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5]=MODE([.B995:.D99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6]=MODE([.B996:.D99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97]=MODE([.B997:.D99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98]=MODE([.B998:.D99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9]=MODE([.B999:.D99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00]=MODE([.B1000:.D100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1]=MODE([.B1001:.D100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2]=MODE([.B1002:.D100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3]=MODE([.B1003:.D100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004]=MODE([.B1004:.D100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005]=MODE([.B1005:.D100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6]=MODE([.B1006:.D100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7]=MODE([.B1007:.D100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8]=MODE([.B1008:.D100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9]=MODE([.B1009:.D100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0]=MODE([.B1010:.D101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1]=MODE([.B1011:.D101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12]=MODE([.B1012:.D101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3]=MODE([.B1013:.D101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4]=MODE([.B1014:.D101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5]=MODE([.B1015:.D101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16]=MODE([.B1016:.D101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7]=MODE([.B1017:.D101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8]=MODE([.B1018:.D101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9]=MODE([.B1019:.D101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20]=MODE([.B1020:.D1020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1]=MODE([.B1021:.D102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22]=MODE([.B1022:.D102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3]=MODE([.B1023:.D102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4]=MODE([.B1024:.D102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25]=MODE([.B1025:.D102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6]=MODE([.B1026:.D102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7]=MODE([.B1027:.D1027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8]=MODE([.B1028:.D102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29]=MODE([.B1029:.D102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0]=MODE([.B1030:.D103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1]=MODE([.B1031:.D103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2]=MODE([.B1032:.D103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33]=MODE([.B1033:.D103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4]=MODE([.B1034:.D103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35]=MODE([.B1035:.D103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6]=MODE([.B1036:.D103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7]=MODE([.B1037:.D103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8]=MODE([.B1038:.D1038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9]=MODE([.B1039:.D1039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0]=MODE([.B1040:.D104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1]=MODE([.B1041:.D1041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2]=MODE([.B1042:.D1042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3]=MODE([.B1043:.D1043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4]=MODE([.B1044:.D1044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5]=MODE([.B1045:.D1045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6]=MODE([.B1046:.D104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7]=MODE([.B1047:.D104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48]=MODE([.B1048:.D104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9]=MODE([.B1049:.D104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0]=MODE([.B1050:.D1050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1]=MODE([.B1051:.D1051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52]=MODE([.B1052:.D1052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3]=MODE([.B1053:.D1053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4]=MODE([.B1054:.D1054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55]=MODE([.B1055:.D1055])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6]=MODE([.B1056:.D1056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7]=MODE([.B1057:.D1057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8]=MODE([.B1058:.D1058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9]=MODE([.B1059:.D1059])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0]=MODE([.B1060:.D1060]))" office:value-type="boolean" office:boolean-value="false" calcext:value-type="boolean">
            <text:p>FAL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08:47:30.692592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9T08:47:43.413460145</dc:date>
    <meta:editing-duration>PT5M42S</meta:editing-duration>
    <meta:editing-cycles>4</meta:editing-cycles>
    <meta:generator>LibreOffice/6.4.7.2$Linux_X86_64 LibreOffice_project/40$Build-2</meta:generator>
    <meta:document-statistic meta:table-count="1" meta:cell-count="5302" meta:object-count="0"/>
  </office:meta>
</office:document-meta>
</file>